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, Courier, monospace"/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inherit" svg:font-family="inherit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5.473cm" table:align="left"/>
    </style:style>
    <style:style style:name="Tabella1.A" style:family="table-column">
      <style:table-column-properties style:column-width="0.247cm"/>
    </style:style>
    <style:style style:name="Tabella1.B" style:family="table-column">
      <style:table-column-properties style:column-width="5.226cm"/>
    </style:style>
    <style:style style:name="Tabella1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padding="0cm" fo:border="non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padding="0cm" fo:border="none"/>
      <style:text-properties fo:font-variant="normal" fo:text-transform="none" fo:color="#333333" fo:letter-spacing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padding="0cm" fo:border="none"/>
      <style:text-properties fo:font-variant="normal" fo:text-transform="none" fo:letter-spacing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padding="0cm" fo:border="none"/>
      <style:text-properties fo:font-variant="normal" fo:text-transform="none" style:font-name="Helvetica Neue" fo:font-size="9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padding="0cm" fo:border="none"/>
      <style:text-properties officeooo:paragraph-rsid="001eeb6b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padding="0cm" fo:border="none"/>
      <style:text-properties style:font-name="inherit" fo:font-size="9.75pt"/>
    </style:style>
    <style:style style:name="P10" style:family="paragraph" style:parent-style-name="Quotations" style:list-style-name="L3">
      <style:paragraph-properties fo:margin-left="2.058cm" fo:margin-right="1cm" fo:margin-top="0cm" fo:margin-bottom="0cm" style:contextual-spacing="false" fo:line-height="130%" fo:text-align="start" style:justify-single-word="false" fo:text-indent="0cm" style:auto-text-indent="false" fo:padding="0cm" fo:border="none" style:writing-mode="lr-tb"/>
      <style:text-properties fo:font-variant="normal" fo:text-transform="none" fo:color="#666666" style:font-name="Arial1" fo:font-size="9.75pt" fo:letter-spacing="normal" fo:font-style="normal" fo:font-weight="normal"/>
    </style:style>
    <style:style style:name="P11" style:family="paragraph" style:parent-style-name="Quotations">
      <style:paragraph-properties fo:margin-left="2.058cm" fo:margin-right="1cm" fo:margin-top="0cm" fo:margin-bottom="0cm" style:contextual-spacing="false" style:line-height-at-least="0.582cm" fo:text-align="start" style:justify-single-word="false" fo:text-indent="0cm" style:auto-text-indent="false" fo:padding="0cm" fo:border="none"/>
      <style:text-properties fo:font-variant="normal" fo:text-transform="none" fo:color="#666666" style:font-name="Helvetica Neue" fo:font-size="9.75pt" fo:letter-spacing="normal" fo:font-style="normal" fo:font-weight="normal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style:line-height-at-least="0.423cm" fo:text-align="end" style:justify-single-word="false" fo:text-indent="0cm" style:auto-text-indent="false" fo:padding="0cm" fo:border="none"/>
      <style:text-properties fo:font-variant="normal" fo:text-transform="none" fo:color="#afafaf" style:font-name="Courier New" fo:font-size="9.75pt" fo:font-style="normal" fo:font-weight="normal" fo:background-color="#ffffff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padding="0cm" fo:border="none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/>
    </style:style>
    <style:style style:name="T3" style:family="text">
      <style:text-properties style:font-name="inherit"/>
    </style:style>
    <style:style style:name="T4" style:family="text">
      <style:text-properties fo:font-variant="normal" fo:text-transform="none" fo:color="#afafaf" style:font-name="Courier New" fo:font-size="9.75pt" fo:font-style="normal" fo:font-weight="normal" style:font-name-asian="Courier New" style:font-size-asian="9.75pt" style:font-style-asian="normal" style:font-weight-asian="normal" style:font-name-complex="Courier New" style:font-size-complex="9.75pt" style:font-style-complex="normal" style:font-weight-complex="normal"/>
    </style:style>
    <style:style style:name="T5" style:family="text">
      <style:text-properties fo:font-variant="normal" fo:text-transform="none" fo:color="#000000" style:font-name="Courier New" fo:font-size="9.75pt" fo:font-style="normal" fo:font-weight="normal" fo:background-color="#ffffff"/>
    </style:style>
    <style:style style:name="T6" style:family="text">
      <style:text-properties fo:font-variant="normal" fo:text-transform="none" fo:color="#ff1493" style:font-name="Courier New" fo:font-size="9.75pt" fo:font-style="normal" fo:font-weight="normal" fo:background-color="#ffffff"/>
    </style:style>
    <style:style style:name="T7" style:family="text">
      <style:text-properties fo:font-variant="normal" fo:text-transform="none" style:font-name="Courier New" fo:font-size="9.75pt" fo:font-style="normal" fo:font-weight="normal" style:font-name-asian="Courier New" style:font-size-asian="9.75pt" style:font-style-asian="normal" style:font-weight-asian="normal" style:font-name-complex="Courier New" style:font-size-complex="9.75pt" style:font-style-complex="normal" style:font-weight-complex="normal"/>
    </style:style>
    <style:style style:name="T8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9" style:family="text">
      <style:text-properties fo:font-variant="normal" fo:text-transform="none" fo:color="#333333" style:font-name="Helvetica Neue" fo:font-size="9.75pt" fo:letter-spacing="normal" fo:font-style="normal" fo:font-weight="normal" style:font-name-asian="Helvetica Neue" style:font-size-asian="9.75pt" style:font-style-asian="normal" style:font-weight-asian="normal" style:font-name-complex="Helvetica Neue" style:font-size-complex="9.75pt" style:font-style-complex="normal" style:font-weight-complex="normal"/>
    </style:style>
    <style:style style:name="T10" style:family="text">
      <style:text-properties fo:font-variant="normal" fo:text-transform="none" fo:color="#333333" fo:letter-spacing="normal"/>
    </style:style>
    <style:style style:name="T11" style:family="text">
      <style:text-properties fo:font-variant="normal" fo:text-transform="none" style:font-name="Helvetica Neue" fo:font-size="9.75pt" fo:letter-spacing="normal" fo:font-style="normal" fo:font-weight="normal"/>
    </style:style>
    <style:style style:name="T12" style:family="text">
      <style:text-properties officeooo:rsid="001bca4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l modulo l10n_it_invoice_intra_cee aggiunge ad Openerp la gestione automatica delle registrazioni contabili relative alla gestione delle seguenti casistiche:</text:p>
      <text:p text:style-name="P7"/>
      <text:list xml:id="list976461325" text:style-name="L1">
        <text:list-item>
          <text:p text:style-name="P4">Fattura di Acquisto Intra CEE</text:p>
        </text:list-item>
        <text:list-item>
          <text:p text:style-name="P4">Fattura di Acquisto in Reverse Charge</text:p>
        </text:list-item>
        <text:list-item>
          <text:p text:style-name="P4">Fattura di Acquisto di Servizi da Fornitore Extra UE</text:p>
        </text:list-item>
      </text:list>
      <text:p text:style-name="P7"/>
      <text:p text:style-name="P2">Si riporta per completezza la normativa Italiana relativa al trattamento generico delle autofatture</text:p>
      <text:p text:style-name="P5"> <text:bookmark text:name="docs-internal-guid-48903426-bc13-af5b-e5e9-130572258f8b"/></text:p>
      <text:list xml:id="list112145316" text:style-name="L3">
        <text:list-item>
          <text:p text:style-name="P10"><text:bookmark text:name="docs-internal-guid-48903426-bc13-af5b-e5e9-130572258f8b1"/>Il soggetto che riceve una fattura di acquisto intracomunitaria, deve eseguire i seguenti adempimenti:</text:p>
        </text:list-item>
      </text:list>
      <text:p text:style-name="P11"><text:span text:style-name="T2">integrazione della fattura ricevuta:<text:line-break/></text:span><text:span text:style-name="T1">a) l'acquirente deve attribuire alla fattura un numero progressivo valido per il registro delle fatture emesse e un numero progressivo valido per il registro degli acquisti (salvo il caso in cui utilizzi specifici registri sezionali;<text:line-break/>b) successivamente, l'acquirente integra la fattura ricevuta con i seguenti elementi:<text:line-break/>- se gli importi sono espressi in valuta estera, deve convertire il corrispettivo e gli elementi che concorrono alla formazione della base imponibile in Euro;<text:line-break/>- l'imposta relativa, oppure l'eventuale titolo di esenzione, di non imponibilità o di non soggezione ad imposta, con l'indicazione della relativa norma di riferimento.<text:line-break/></text:span><text:span text:style-name="T2">registrazione della fattura:<text:line-break/></text:span><text:span text:style-name="T1">a) le fatture di acquisto devono essere annotate:<text:line-break/>- nel registro delle fatture emesse, entro il mese di ricevimento della fattura, ovvero anche in data posteriore, ma non oltre 15 giorni dal ricevimento e relativamente allo stesso mese di ricevimento;<text:line-break/>- nel registro degli acquisti, entro le stesse scadenze e comunque non prima dell'annotazione sul registro delle fatture emesse.</text:span></text:p>
      <text:p text:style-name="P7"><text:bookmark text:name="docs-internal-guid-48903426-bc13-af5b-e5e9-130572258f8b3"/><text:bookmark text:name="docs-internal-guid-48903426-bc13-af5b-e5e9-130572258f8b2"/></text:p>
      <text:p text:style-name="P7"/>
      <text:p text:style-name="P7"/>
      <text:p text:style-name="P6">Configurazione generale del modulo</text:p>
      <text:p text:style-name="P7"/>
      <text:p text:style-name="P6">A tal proposito il modulo durante la Validazione di una fattura di acquisto o di una nota credito di un fornitore per il quale è stata corramente definita la posizione fiscale genererà la relativa autofattura e la relativa scrittura contabile di giroconto.</text:p>
      <text:p text:style-name="P7"/>
      <text:p text:style-name="P6">Per abilitare queste funzionalità nella configurazione delle posizioni fiscali, </text:p>
      <text:p text:style-name="P6">Contabilità -&gt; Configurazione -&gt; Imposte -&gt; Posizioni Fiscali</text:p>
      <text:p text:style-name="P6">sono stati aggiunti i seguenti campi:</text:p>
      <text:p text:style-name="P7"/>
      <text:p text:style-name="P1"/>
      <text:p text:style-name="P3"><text:soft-page-break/><draw:frame draw:style-name="fr1" draw:name="immagini1" text:anchor-type="as-char" svg:width="16.983cm" svg:height="1.397cm" draw:z-index="0"><draw:image xlink:href="http://cdn.freshdesk.com/data/helpdesk/attachments/production/1001507536/original/Posizioni_fiscali___OpenERP.png?1396250881" xlink:type="simple" xlink:show="embed" xlink:actuate="onLoad"/></draw:frame></text:p>
      <text:p text:style-name="P7"><text:span text:style-name="T11">Il campo "Attiva Gestione Intra CEE" indica ad Openerp di eseguire automaticamente la registrazione dell'auto-fattura e della scrittura contabile di giroconto per l'acquisto di beni o servizi da fornitori Intra CEE</text:span></text:p>
      <text:p text:style-name="P7"/>
      <text:p text:style-name="P6">Il campo "Attiva Gestione Reverse Charge" indica ad Openerp di eseguire automaticamente la registrazione dell'auto-fattura e della scrittura contabile di giroconto per l'acquisto di beni da fornitori che hanno adottato il sistema del Reverse Charge</text:p>
      <text:p text:style-name="P7"/>
      <text:p text:style-name="P6">Il campo "Attiva Gestione Servizi Extra UE" indica ad Openerp di eseguire automaticamente la registrazione dell'auto-fattura e della scrittura contabile di giroconto per l'acquisto di servizi da fornitori Extra UE</text:p>
      <text:p text:style-name="P7"/>
      <text:p text:style-name="P2">Le tre configurazioni sono incompatibili tra loro e pertanto non è possibile selezionarne più di una per volta, per tutte vanno comunque compilati i seguenti campi:</text:p>
      <text:p text:style-name="P7"/>
      <text:p text:style-name="P3"><draw:frame draw:style-name="fr1" draw:name="immagini2" text:anchor-type="as-char" svg:width="17.865cm" svg:height="1.342cm" draw:z-index="1"><draw:image xlink:href="http://cdn.freshdesk.com/data/helpdesk/attachments/production/1001507602/original/Posizioni_fiscali___OpenERP2.png?1396251240" xlink:type="simple" xlink:show="embed" xlink:actuate="onLoad"/></draw:frame></text:p>
      <text:p text:style-name="Text_20_body"/>
      <text:p text:style-name="P7"/>
      <text:p text:style-name="P7"/>
      <text:p text:style-name="P6">Definire nel campo Conto Transitorio un conto di tipo "Regolare" da usare come conto transitorio</text:p>
      <text:p text:style-name="P7"/>
      <text:p text:style-name="P6">Definire un Sezionale di Giroconto ed un sezionale per le AutoFatture, durante l'installazione del modulo vengono comunque precaricati questi sezionali:</text:p>
      <text:p text:style-name="P6">Transfert Entry Journal</text:p>
      <text:p text:style-name="P6">Auto Invoice Journal</text:p>
      <text:p text:style-name="P7"/>
      <text:p text:style-name="P6">Un'ulteriore configurazione da eseguire è l'impostazione di un codice imposta da associare alle Autofatture</text:p>
      <text:p text:style-name="P6">Contabilità -&gt; <text:span text:style-name="T3">Configurazione -&gt; Imposte -&gt; Imposte</text:span></text:p>
      <text:p text:style-name="P9"/>
      <text:p text:style-name="P3"><text:soft-page-break/><draw:frame draw:style-name="fr2" draw:name="immagini3" text:anchor-type="as-char" svg:width="16.953cm" svg:height="8.558cm" draw:z-index="2"><draw:image xlink:href="http://cdn.freshdesk.com/data/helpdesk/attachments/production/1001166624/original/Imposte___OpenERP.png?1394725626" xlink:type="simple" xlink:show="embed" xlink:actuate="onLoad"/></draw:frame></text:p>
      <text:p text:style-name="P7"><text:span text:style-name="T11">Sulla tassa 22v ad esempio và impostato il codice tassa 22a</text:span></text:p>
      <text:p text:style-name="P7"/>
      <text:p text:style-name="P7"/>
      <text:p text:style-name="P6">Esclusivamente per la gestione degli acquisti di servizi da fornitori Extra UE andrà definita un'imposta da utilizzare nelle autofatture ed una descrizione.</text:p>
      <text:p text:style-name="P6">Nel campo "Dettagli Extra UE" è possibile usare dei segnaposto MAKO che verranno convertiti nel relativo valore</text:p>
      <text:p text:style-name="P6">ad esempio il segnaposto</text:p>
      <text:p text:style-name="P3"> </text:p>
      <text:section text:style-name="Sect1" text:name="highlighter_689849"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P12">1</text:p>
            </table:table-cell>
            <table:table-cell table:style-name="Tabella1.A1" office:value-type="string">
              <text:p text:style-name="P13"><text:span text:style-name="Source_20_Text"><text:span text:style-name="T5">${</text:span></text:span><text:span text:style-name="Source_20_Text"><text:span text:style-name="T6">object</text:span></text:span><text:span text:style-name="Source_20_Text"><text:span text:style-name="T5">.partner_id.name}</text:span></text:span></text:p>
            </table:table-cell>
          </table:table-row>
        </table:table>
      </text:section>
      <text:p text:style-name="P3"> </text:p>
      <text:p text:style-name="P2">sarà convertito con il nome del Fornitore Extra UE per il quale stiamo registrando la fattura.</text:p>
      <text:p text:style-name="P7"/>
      <text:p text:style-name="P3"><draw:frame draw:style-name="fr1" draw:name="immagini4" text:anchor-type="as-char" svg:width="17.482cm" svg:height="1.711cm" draw:z-index="3"><draw:image xlink:href="http://cdn.freshdesk.com/data/helpdesk/attachments/production/1001507667/original/Posizioni_fiscali___OpenERP3.png?1396251562" xlink:type="simple" xlink:show="embed" xlink:actuate="onLoad"/></draw:frame></text:p>
      <text:p text:style-name="P7"><text:span text:style-name="T11">Per le autofatture in caso di Reverse Charge e da Fornitore Extra UE è possibile indicare un partner a cui intestare l'autofattura, di default l'autofattura sarà intesta alla propria azienda.</text:span></text:p>
      <text:p text:style-name="P7"/>
      <text:p text:style-name="P6">In Configurazione -&gt; Aziende -&gt; Aziende è possibile modificare tale comportamento</text:p>
      <text:p text:style-name="P7"/>
      <text:p text:style-name="P7"><text:soft-page-break/></text:p>
      <text:p text:style-name="P7"><text:span text:style-name="T10"><draw:frame draw:style-name="fr1" draw:name="immagini5" text:anchor-type="as-char" svg:width="17.025cm" svg:height="7.287cm" draw:z-index="4"><draw:image xlink:href="http://cdn.freshdesk.com/data/helpdesk/attachments/production/1001507701/original/Aziende___OpenERP.png?1396251748" xlink:type="simple" xlink:show="embed" xlink:actuate="onLoad"/></draw:frame></text:span></text:p>
      <text:p text:style-name="Horizontal_20_Line"/>
      <text:p text:style-name="P7"><text:span text:style-name="T11">Nella schermata della fattura sono stati aggiunti i campi di collegamento al'autofattura, ed alla registrazione sezionale di giroconto.</text:span></text:p>
      <text:p text:style-name="P7"/>
      <text:p text:style-name="P8"><text:soft-page-break/><text:span text:style-name="T10"><draw:frame draw:style-name="fr3" draw:name="immagini6" text:anchor-type="as-char" svg:width="17cm" svg:height="10.333cm" draw:z-index="5"><draw:image xlink:href="http://cdn.freshdesk.com/data/helpdesk/attachments/production/1001166668/original/Fatture_fornitori___OpenERP.png?1394725799" xlink:type="simple" xlink:show="embed" xlink:actuate="onLoad"/></draw:frame></text:span></text:p>
      <text:p text:style-name="P8"><text:span text:style-name="T8"/></text:p>
      <text:p text:style-name="P8"><text:span text:style-name="T11">Al valida della fattura fornitore i campi saranno valorizzati.</text:span></text:p>
      <text:p text:style-name="P7"/>
      <text:p text:style-name="P6">In caso di riapertura di una fatture la relativa autofattura e la registrazione di giroconto saranno automaticamente cancella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urier New" svg:font-family="'Courier New', Courier, monospace"/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inherit" svg:font-family="inherit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9:45:18</meta:creation-date>
    <dc:date>2014-03-31T09:52:27</dc:date>
    <meta:editing-duration>PT4M41S</meta:editing-duration>
    <meta:editing-cycles>3</meta:editing-cycles>
    <meta:generator>LibreOffice/3.6$Linux_x86 LibreOffice_project/360m1$Build-2</meta:generator>
    <meta:document-statistic meta:table-count="1" meta:image-count="6" meta:object-count="0" meta:page-count="5" meta:paragraph-count="43" meta:word-count="641" meta:character-count="4407" meta:non-whitespace-character-count="3794"/>
  </office:meta>
</office:document-meta>
</file>